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1965in" fo:line-height="100%"/>
      <style:text-properties fo:font-weight="normal" style:font-weight-asian="normal" style:font-weight-complex="normal"/>
    </style:style>
    <style:style style:name="P3" style:family="paragraph" style:parent-style-name="Standard">
      <style:paragraph-properties fo:margin-top="0in" fo:margin-bottom="0.1965in" fo:line-height="100%"/>
      <style:text-properties fo:font-weight="bold" style:font-weight-asian="normal" style:font-weight-complex="normal"/>
    </style:style>
    <style:style style:name="P4" style:family="paragraph" style:parent-style-name="Standard">
      <style:paragraph-properties fo:margin-top="0in" fo:margin-bottom="0.1965in" fo:line-height="100%"/>
      <style:text-properties fo:font-weight="bold" style:font-weight-asian="bold" style:font-weight-complex="bold"/>
    </style:style>
    <style:style style:name="P5" style:family="paragraph" style:parent-style-name="Standard">
      <style:paragraph-properties fo:margin-top="0in" fo:margin-bottom="0.1965in" fo:line-height="100%"/>
      <style:text-properties fo:font-weight="normal" style:font-weight-asian="normal" style:font-weight-complex="normal"/>
    </style:style>
    <style:style style:name="P6" style:family="paragraph" style:parent-style-name="Standard">
      <style:paragraph-properties fo:margin-top="0in" fo:margin-bottom="0.1965in" fo:line-height="100%"/>
      <style:text-properties style:text-underline-style="none" fo:font-weight="normal" style:font-weight-asian="normal" style:font-weight-complex="normal"/>
    </style:style>
    <style:style style:name="P7" style:family="paragraph" style:parent-style-name="Standard">
      <style:paragraph-properties fo:margin-top="0in" fo:margin-bottom="0.1965in" fo:line-height="100%"/>
      <style:text-properties style:text-underline-style="none" fo:font-weight="bold" style:font-weight-asian="bold" style:font-weight-complex="bold"/>
    </style:style>
    <style:style style:name="P8" style:family="paragraph" style:parent-style-name="Standard">
      <style:paragraph-properties fo:margin-top="0in" fo:margin-bottom="0.1965in" fo:line-height="100%"/>
      <style:text-properties style:text-underline-style="none" fo:font-weight="bold" style:font-weight-asian="normal" style:font-weight-complex="normal"/>
    </style:style>
    <style:style style:name="P9" style:family="paragraph" style:parent-style-name="Standard">
      <style:paragraph-properties fo:margin-top="0in" fo:margin-bottom="0.1965in" fo:line-height="100%"/>
      <style:text-properties style:text-underline-style="solid" style:text-underline-width="auto" style:text-underline-color="font-color" fo:font-weight="normal" style:font-weight-asian="normal" style:font-weight-complex="normal"/>
    </style:style>
    <style:style style:name="P10" style:family="paragraph" style:parent-style-name="Text_20_body">
      <style:paragraph-properties fo:margin-top="0in" fo:margin-bottom="0.1965in" fo:line-height="100%"/>
      <style:text-properties fo:font-weight="normal" style:font-weight-asian="normal" style:font-weight-complex="normal"/>
    </style:style>
    <style:style style:name="P11" style:family="paragraph" style:parent-style-name="Text_20_body">
      <style:paragraph-properties fo:margin-top="0in" fo:margin-bottom="0.1965in" fo:line-height="100%"/>
    </style:style>
    <style:style style:name="P12" style:family="paragraph" style:parent-style-name="Text_20_body">
      <style:paragraph-properties fo:margin-top="0in" fo:margin-bottom="0.1965in" fo:line-height="100%"/>
      <style:text-properties style:text-underline-style="none" fo:font-weight="normal" style:font-weight-asian="normal" style:font-weight-complex="normal"/>
    </style:style>
    <style:style style:name="P13" style:family="paragraph" style:parent-style-name="Standard" style:list-style-name="L1">
      <style:paragraph-properties fo:margin-top="0in" fo:margin-bottom="0.1965in" fo:line-height="100%"/>
      <style:text-properties style:text-underline-style="none" fo:font-weight="normal" style:font-weight-asian="normal" style:font-weight-complex="normal"/>
    </style:style>
    <style:style style:name="P14" style:family="paragraph" style:parent-style-name="Standard" style:list-style-name="L2">
      <style:paragraph-properties fo:margin-top="0in" fo:margin-bottom="0.1965in" fo:line-height="100%"/>
      <style:text-properties style:text-underline-style="none" fo:font-weight="normal" style:font-weight-asian="normal" style:font-weight-complex="normal"/>
    </style:style>
    <style:style style:name="P15" style:family="paragraph" style:parent-style-name="Standard">
      <style:paragraph-properties fo:margin-top="0in" fo:margin-bottom="0.1965in" fo:line-height="100%"/>
      <style:text-properties fo:font-weight="normal" style:font-weight-asian="normal" style:font-weight-complex="normal"/>
    </style:style>
    <style:style style:name="P16" style:family="paragraph" style:parent-style-name="Text_20_body" style:list-style-name="L1">
      <style:paragraph-properties fo:margin-top="0in" fo:margin-bottom="0.1965in" fo:line-height="100%"/>
      <style:text-properties style:text-underline-style="none" fo:font-weight="normal" style:font-weight-asian="normal" style:font-weight-complex="normal"/>
    </style:style>
    <style:style style:name="P17" style:family="paragraph" style:parent-style-name="Preformatted_20_Text">
      <style:paragraph-properties fo:margin-top="0in" fo:margin-bottom="0.1965in" fo:line-height="100%"/>
      <style:text-properties fo:font-weight="normal" style:font-weight-asian="normal" style:font-weight-complex="normal"/>
    </style:style>
    <style:style style:name="T1" style:family="text">
      <style:text-properties fo:font-weight="bold"/>
    </style:style>
    <style:style style:name="T2" style:family="text">
      <style:text-properties fo:font-weight="normal"/>
    </style:style>
    <style:style style:name="T3"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umber of occurrences of a number in a sorted array.</text:p>
      <text:p text:style-name="P5">Binary search to find the element then binary search to find number of occurrences. O(logn)</text:p>
      <text:p text:style-name="P4">Given a NxN matrix with 0s and 1s. now whenever you encounter a 0 make the corresponding row and column elements 0. Flip 1 to 0 and 0 remains as they are. </text:p>
      <text:p text:style-name="P5">Check the solution in geekforgeeks array. If it's not there,</text:p>
      <text:p text:style-name="P5"><text:a xlink:type="simple" xlink:href="http://prepare.hackerearth.com/question/250/how-to-manipulate-a-matrix-with-0s-and-1s/">http://prepare.hackerearth.com/question/250/how-to-manipulate-a-matrix-with-0s-and-1s/</text:a></text:p>
      <text:p text:style-name="P4">Array is sorted and then rotated by k elements to left/right. Find k.</text:p>
      <text:p text:style-name="P5">Binary search magic ... O(logn)</text:p>
      <text:p text:style-name="P5">In the middle element check the neighbours of the it to check the next partition.</text:p>
      <text:p text:style-name="P3">Find common elements in two unique sorted arrays</text:p>
      <text:p text:style-name="P5">Use the logic of merging and print the element when you find the same in both the arrays. O(m+n)</text:p>
      <text:p text:style-name="P4">Given an array, output the array in which each element will be the multiplcation of the rest of the elements in original array WITHOUT DIVISION.</text:p>
      <text:p text:style-name="P4">Output[0] will be multiplication of A[1] to A[N-1] and Output[1] will be multiplication of A[0] and from A[2] to A[N-1].</text:p>
      <text:p text:style-name="P5">AWESOME LOGIC... </text:p>
      <text:p text:style-name="P5">TC : O(n) and SC : O(1)</text:p>
      <text:p text:style-name="P5">We can have two variables called left and right, each keeping track of the product of numbers multiplied from left-&gt;right and right-&gt;left.</text:p>
      <text:p text:style-name="P2"><text:span text:style-name="Source_20_Text">void arr_mult(int A[], int OUTPUT[], int n) </text:span></text:p>
      <text:p text:style-name="Preformatted_20_Text"><text:span text:style-name="Source_20_Text">{</text:span></text:p>
      <text:p text:style-name="Preformatted_20_Text"><text:span text:style-name="Source_20_Text"><text:s text:c="2"/>int left=1; </text:span></text:p>
      <text:p text:style-name="Preformatted_20_Text"><text:span text:style-name="Source_20_Text"><text:s text:c="2"/>int right=1;</text:span></text:p>
      <text:p text:style-name="Preformatted_20_Text"/>
      <text:p text:style-name="Preformatted_20_Text"><text:span text:style-name="Source_20_Text"><text:s text:c="2"/>for(int i = 0; i &lt; n; i++)</text:span></text:p>
      <text:p text:style-name="Preformatted_20_Text"><text:span text:style-name="Source_20_Text"><text:s text:c="6"/>OUTPUT[i] = 1;</text:span></text:p>
      <text:p text:style-name="Preformatted_20_Text"/>
      <text:p text:style-name="Preformatted_20_Text"><text:span text:style-name="Source_20_Text"><text:s text:c="2"/>for(int i = 0; i &lt; n ; i++)</text:span></text:p>
      <text:p text:style-name="Preformatted_20_Text"><text:span text:style-name="Source_20_Text"><text:s text:c="2"/>{</text:span></text:p>
      <text:p text:style-name="Preformatted_20_Text"><text:span text:style-name="Source_20_Text"><text:s text:c="8"/>OUTPUT[i] *= left;</text:span></text:p>
      <text:p text:style-name="Preformatted_20_Text"><text:span text:style-name="Source_20_Text"><text:s text:c="8"/>OUTPUT[n - 1 - i] *= right;</text:span></text:p>
      <text:p text:style-name="Preformatted_20_Text"><text:span text:style-name="Source_20_Text"><text:s text:c="8"/>left *= A[i];</text:span></text:p>
      <text:p text:style-name="Preformatted_20_Text"><text:span text:style-name="Source_20_Text"><text:s text:c="8"/>right *= A[n - 1 - i];</text:span></text:p>
      <text:p text:style-name="Preformatted_20_Text"/>
      <text:p text:style-name="Preformatted_20_Text"><text:span text:style-name="Source_20_Text"><text:s text:c="3"/>}</text:span></text:p>
      <text:p text:style-name="P1"><text:span text:style-name="Source_20_Text">}</text:span></text:p>
      <text:p text:style-name="P3">Second max element in an array</text:p>
      <text:p text:style-name="P5"><text:soft-page-break/>Don't think too hard... Just use one pass to get the answer.</text:p>
      <text:p text:style-name="P5">Take larger of a[0] and a[1] as max and the other one as second_max and then start comparing from the 3rd element and update max and second_max as needed.</text:p>
      <text:p text:style-name="P3">How to find an element in a matrix with column major format? (m*n) matrix</text:p>
      <text:p text:style-name="P3"><text:span text:style-name="T2">i+j</text:span><text:span text:style-name="Emphasis"><text:span text:style-name="T2">m i.e. Row + column*</text:span></text:span><text:span text:style-name="T2">NumberOfRows</text:span></text:p>
      <text:p text:style-name="P5">Normally we do i*n + j i.e. (row)*(number of cols.) + column ...because of row major order. <text:s/></text:p>
      <text:p text:style-name="P4">Counter Variable Problem (looping)</text:p>
      <text:p text:style-name="P10">int counter=0;</text:p>
      <text:p text:style-name="P11">for(i=0;i&lt;10;i++) for(j=i+1;j&lt;10;j++) for(k=j+1;k&lt;10;k++) for(l=k+1;l&lt;10;l++) for(m=l+1;m&lt;10;m++) counter++;</text:p>
      <text:p text:style-name="P5">Ans:</text:p>
      <text:p text:style-name="P5">Here it's sure that i,j,k,l and m will always be in increasing order. </text:p>
      <text:p text:style-name="P5">Map this problem to the problem of find how many 5 digit numbers are there in which digits are sorted in increasing order.</text:p>
      <text:p text:style-name="P5">It is 10C5 because take any 5 number from 10 and sort it...</text:p>
      <text:p text:style-name="P4">Another case:</text:p>
      <text:p text:style-name="P2"><text:span text:style-name="Source_20_Text">for(i=0;i&lt;10;i++)</text:span></text:p>
      <text:p text:style-name="Preformatted_20_Text"><text:span text:style-name="Source_20_Text"><text:s text:c="2"/>for(j=i;j&lt;10;j++)</text:span></text:p>
      <text:p text:style-name="Preformatted_20_Text"><text:span text:style-name="Source_20_Text"><text:s text:c="4"/>for(k=j;k&lt;10;k++)</text:span></text:p>
      <text:p text:style-name="Preformatted_20_Text"><text:span text:style-name="Source_20_Text"><text:s text:c="6"/>for(l=k;l&lt;10;l++)</text:span></text:p>
      <text:p text:style-name="Preformatted_20_Text"><text:span text:style-name="Source_20_Text"><text:s text:c="8"/>for(m=l;m&lt;10;m++)</text:span></text:p>
      <text:p text:style-name="P1"><text:span text:style-name="Source_20_Text"><text:s text:c="10"/>counter++;</text:span></text:p>
      <text:p text:style-name="P5">Ans : 14C5 <text:s/>.... (n+k-1)Ck<text:tab/><text:tab/> n=range.. k=number of variables</text:p>
      <text:p text:style-name="P5">Check for explanation</text:p>
      <text:p text:style-name="P3">Merge two sorted arrays without extra space</text:p>
      <text:p text:style-name="P5">Two unsorted arrays of n size are given. Output will be like first n elements of sorted sequence will be in A and rest of sorted will be in B.</text:p>
      <text:p text:style-name="P5">Ans : Take index for each array, say i and j, Arrays are A and B.</text:p>
      <text:p text:style-name="P5">If A[i] &lt; B[j] then increment i and continue...</text:p>
      <text:p text:style-name="P5">else swap A[i] and B[j]. Swapping may distort B array i.e. It may not hold sorted property so shift A[i] to its right position by shifting the elements of B. </text:p>
      <text:p text:style-name="P5"><text:soft-page-break/>It will take more time than just merging .. O(n^2)... </text:p>
      <text:p text:style-name="P5">Worst case : If all the elements of A are greater than all the elements of B then the each element of A will go in the end of B after swapping which causes n shifts for each swaps so n*n...</text:p>
      <text:p text:style-name="P5"/>
      <text:p text:style-name="P5"><text:span text:style-name="T1">Find triplets in an integer array which satisfy a[i]^2 + a[j]^2 = a[k]^2</text:span><text:line-break/></text:p>
      <text:p text:style-name="P5">find the triplet from array as you normally find. Nothing serious. :).. </text:p>
      <text:p text:style-name="P5">first take the squares of each element.</text:p>
      <text:p text:style-name="P5">Sort the array. </text:p>
      <text:p text:style-name="P5">For each A[i] find the pair (j,k) in i+1 to n subarray (2-sum problem).. <text:s/></text:p>
      <text:p text:style-name="P5">TC : O(n^2)</text:p>
      <text:p text:style-name="P3">kth smallest element in two sorted arrays</text:p>
      <text:p text:style-name="P5">Use binary search. Use the logic like you used in finding median from two sorted arrays. Here you need to find kth element.</text:p>
      <text:p text:style-name="P5">O(logm logn)</text:p>
      <text:p text:style-name="P4">An array of size 2n, has n unique elements and n occurrences of an element. Find the non-unique element in linear time?</text:p>
      <text:p text:style-name="P5">Here there are two cases :</text:p>
      <text:p text:style-name="P5"><text:span text:style-name="T3">Case 1</text:span>: At some place the same elements are adjacent to each other. In this case we can simple scan the array once and check the adjacent if any repeated element comes up then we have found it.</text:p>
      <text:p text:style-name="P5"><text:span text:style-name="T3">Case 2</text:span>: All consecutive elements are separated from each other. Since there are n same elements, we need n-1 different elements so that no two same elements are adjacent to each other.</text:p>
      <text:p text:style-name="P10">To check this alternate arrangement we can simple check the 1st and 3rd element and the 2nd and 4th element. But since we need only n-1 elements to separate n elements, it is possible in once case that two identical elements are separated by two different elements as in the following example.</text:p>
      <text:p text:style-name="Quotations">ABCADAEA</text:p>
      <text:p text:style-name="Text_20_body">Here neither the 1st and 3rd element are same nor the 2nd and 4th element, so in addition to checking these we will also check the last and the third last and the second last and the fourth last elements.</text:p>
      <text:p text:style-name="P5">Because it is possible that two identical elements are separated from each other by two elements at only one place in the whole arrangement. So the complexity of the following approach is O(N) constant == O(N). The constant work done is just 4 check for any size of the array.</text:p>
      <text:p text:style-name="P5"><text:soft-page-break/>AWESOME LOGIC NA !!!!! :)</text:p>
      <text:p text:style-name="P5"/>
      <text:p text:style-name="P10"><text:span text:style-name="Strong_20_Emphasis">Count the number of unique element in array of numbers in minimum time complexity.</text:span></text:p>
      <text:p text:style-name="P10"><text:span text:style-name="Strong_20_Emphasis">Method -1 </text:span></text:p>
      <text:p text:style-name="Text_20_body">Insert the elements in a BST, whenever a unique element is added increment the count and in the case of repeated element drop the element and do not increment the counter</text:p>
      <text:p text:style-name="Text_20_body">Time complexity O(nlogn) and space complexity is O(n)</text:p>
      <text:p text:style-name="Text_20_body"><text:span text:style-name="Strong_20_Emphasis">Method 2 </text:span></text:p>
      <text:p text:style-name="Text_20_body">In the first pass find out the maximum and minimum element of the list and make a char array dup[max-min+1] and initialize it to 0 . Now again scan the list and for element x set dup[x-min] to 1. If the element if found again make the value 1 to â€˜mâ€™ where m signifies multiple occurrences.</text:p>
      <text:p text:style-name="Text_20_body">If we need to find out the non-repeating elements then they are the index values where dup[i] = 1 and for all the unique elements in the list they are the index value which are not set to 0.</text:p>
      <text:p text:style-name="Text_20_body">The above method takes O(2n) + O(M) time where M is equal to max-min+1 and space complexity is O(M). The above algorithm can take too much space if the range of numbers is very large.</text:p>
      <text:p text:style-name="Text_20_body"><text:span text:style-name="Strong_20_Emphasis">Method 3 </text:span></text:p>
      <text:p text:style-name="Text_20_body">1) Iterate through the elements and store them in the hash table with the element value as the key value.</text:p>
      <text:p text:style-name="Text_20_body">2) If key = array[i] does not exist in the hash table then enter a value of 1 and increment the counter.</text:p>
      <text:p text:style-name="Text_20_body">3) If the key exists in the hash table and value is 1 then change it to 2 and decrement the counter.</text:p>
      <text:p text:style-name="Text_20_body">4) If the key exists and value is 2 then continue.</text:p>
      <text:p text:style-name="Text_20_body">If we need to count the number of total unique elements then we will just increment the counter when a new key is found and do not decrement when the same key is found in the hash table.</text:p>
      <text:p text:style-name="P5"/>
      <text:p text:style-name="P4">Given an array of size N. It contains numbers in the range 1-N. Find the numbers which are not present.</text:p>
      <text:p text:style-name="P12">Traverse the array and for a number x make a[x-1] = -a[x-1],however if the number at that index is already negative then keep it as such. Because the array contains numbers between 1 to N, a negative number cannot be there and it means that index- number has already been found previously.</text:p>
      <text:p text:style-name="Text_20_body">After one pass scan the array again, all those index which do not have a negative number are the numbers not appearing in the array.</text:p>
      <text:p text:style-name="P7">Given an array of size N. It contains numbers in the range 1 to N. Each number is present at least once except for 2 numbers. Find the missing numbers.</text:p>
      <text:p text:style-name="P5">Traverse the array and for each number x we make a[x-1] = -a[x-1], if it is not already negative. While reading the numbers we read the modulus values. After the traversal, all the indices will have negative numbers except for those numbers which do not occur in the array.</text:p>
      <text:p text:style-name="P5"><text:soft-page-break/></text:p>
      <text:p text:style-name="P3">How to find the non repeated number in an array in O(logN)?</text:p>
      <text:p text:style-name="Text_20_body">You are given a sorted array such that all the numbers are repeated twice except one. Find that non repeated number in O(logN).</text:p>
      <text:p text:style-name="P9">Ans:</text:p>
      <text:p text:style-name="P6">AWESSSSSOMMEEE LOGIC</text:p>
      <text:p text:style-name="P6">As the array is sorted, try to solve the problem using binary search. But here the idea is what to search.</text:p>
      <text:p text:style-name="P6">e.g. 1 1 2 2 3 3 4 4 5 6 6</text:p>
      <text:p text:style-name="P6">All are repeated twice except one so the length is odd. Let the number which is occuring once is x.</text:p>
      <text:p text:style-name="P6">Numbers will have the second occurence in the odd index as long as x wont be there then they will have second occurence on even indexes.</text:p>
      <text:p text:style-name="P6">In the above case 1,2,3,4 is having their second occurence at the index 1,3,5,7 respectively then 5 came. Now 6 has its second occurence at index 10.</text:p>
      <text:p text:style-name="P6">That's logic. </text:p>
      <text:p text:style-name="P6">Find the middle index. </text:p>
      <text:p text:style-name="P6">If it's odd then check its previous index if both have same element then we can be sure that x is in the second half of the array else x will be in the first half of the array.</text:p>
      <text:p text:style-name="P5">If it's even then check its next index if both have same element then we can be sure that x is in the second half of the array else in the first half of the array.</text:p>
      <text:p text:style-name="P5">NICE NAA !!! </text:p>
      <text:p text:style-name="P4">Given an array of size n, containing every element from 1 to n+1, except one. Find the missing element.</text:p>
      <text:p text:style-name="P5">XOR of 1 to n+1 elements then do XOR of all elements to the previous result. We will have the result.</text:p>
      <text:p text:style-name="P3">Given 2 arrays of numbers find if each of the two arrays have the same set of integers</text:p>
      <text:p text:style-name="Text_20_body">Given 2 arrays of numbers find if each of the two arrays have the same set of integers?<text:line-break/>Suggest an algorithm which can run faster than NlogN.</text:p>
      <text:p text:style-name="P9">Ans:</text:p>
      <text:p text:style-name="P5">First ask for the range because only solution possible without any space and runs in O(n) is to check the equality of sum and multiplication of both the arrays. </text:p>
      <text:p text:style-name="P5">DONT DIRECTLY COME TO THIS SOLUTION EVEN IF YOU KNOW IT. FIRST GIVE SOME <text:soft-page-break/>SOLUTION WITH MORE COMPLEXITIES AFTER COME TO THIS SOLUTION OTHERWISE INTERVIEWER WILL COME TO KNOW THAT YOU ALREADY KNOW THE ANSWER.</text:p>
      <text:p text:style-name="P5"/>
      <text:p text:style-name="P3">Remove duplicate entries in an array.</text:p>
      <text:p text:style-name="Text_20_body">Write a code to remove duplicate entries in array of size N having elements only from 1 to N.</text:p>
      <text:p text:style-name="P9">Ans:</text:p>
      <text:p text:style-name="P6">Since the array contains elements only from 1 to N, traverse the array and as an integer is found mark its corresponding index (index == number-1) by making the number at that position negative. If a duplicate is found then the corresponding index will already be having negative value and that element can be removed.</text:p>
      <text:p text:style-name="P8">Modified two color sorting problem.</text:p>
      <text:p text:style-name="Text_20_body">Modified 2 color sort problem i.e. you are given an array of integers containing only 0s and 1s.You have to place all the 0s in even position and 1s in odd position. And if suppose, no. of 0s exceed no. of 1s or vice versa then keep them untouched. Do that in a single pass and without taking extra memory (modify the array in-place).</text:p>
      <text:p text:style-name="P9">Ans:</text:p>
      <text:p text:style-name="P6">A total of 3 iterators are maintained. 'i' iterates over the array elements. 'odd' keeps track of odd indices and 'even' keeps track of even indices. If 0 and 1 are found at their correct places respectively even and odd then just i is incremented. However if 1 is found at an even index then consecutive odd indices are searched for a possible 0, if found then it is swapped otherwise the 'odd' variable exceeds the length of the array. Now a 0 is searched at the consecutive even positions because if there are no more 0s on odd indices and a 0 is at a later even index then it must be put in the beginning rather than later. If even index also exceeds the length and no 0 is found then it means there are no more 0s in the array and we must stop.</text:p>
      <text:p text:style-name="P7">Display a square matrix spirally using only 2 'for' loops.</text:p>
      <text:p text:style-name="P6">Use the logic from your solution of SPOJ problem “ROTATING RINGS”. You found a series for the indexes in the ring. Otherwise understand this</text:p>
      <text:p text:style-name="P6"><text:a xlink:type="simple" xlink:href="http://prepare.hackerearth.com/question/42/display-matrix-spirally-using-2-loops/">http://prepare.hackerearth.com/question/42/display-matrix-spirally-using-2-loops/</text:a></text:p>
      <text:p text:style-name="P7">Given one unsorted integer array, find out all the unique element in the array.<text:line-break/>eg: Input: {23,53,1,3,6,23,1,7,9,53,9} Ouput;{3,6,7}</text:p>
      <text:p text:style-name="P9">Ans :</text:p>
      <text:list xml:id="list710844542" text:style-name="L1">
        <text:list-item>
          <text:p text:style-name="P13">Using merge sort</text:p>
        </text:list-item>
        <text:list-item>
          <text:p text:style-name="P16">Using extra space:</text:p>
        </text:list-item>
      </text:list>
      <text:p text:style-name="Text_20_body">Algorithm:</text:p>
      <text:p text:style-name="Text_20_body">1) In the first pass find out the max and min elements of the list. Store them in variables max and <text:soft-page-break/>min.</text:p>
      <text:p text:style-name="Text_20_body">2) Make a char array of size max-min 1 as dup[max-min 1] and initialize with 0</text:p>
      <text:p text:style-name="Text_20_body">3) Traverse the given array and for each number a found in the array set dup[a-min] = 1</text:p>
      <text:p text:style-name="Text_20_body">4) If the index for a number a is already set 1 in dup array then that number has been already found and set it to any character and all future occurrences do not modify it.</text:p>
      <text:p text:style-name="Text_20_body">5) Once the array has been traversed, check the dup array and indices where dup array is set to 1 are the numbers that do not have duplicates.</text:p>
      <text:p text:style-name="Text_20_body">Complexity of the algorithm is <text:span text:style-name="Strong_20_Emphasis">O(2n) O(M) where M= max-min 1</text:span>, the range of the elements. This approach is useful when the range of the numbers is bounded.</text:p>
      <text:p text:style-name="P6"/>
      <text:p text:style-name="P7">Given an array print the next smallest number on the right side, if not found then print 0.</text:p>
      <text:p text:style-name="P6">Use the stack for this problem. Start from the end of the array.</text:p>
      <text:list xml:id="list2025656644" text:style-name="L2">
        <text:list-item>
          <text:p text:style-name="P14">Push the last element in the stack and print 0 for that number.</text:p>
        </text:list-item>
        <text:list-item>
          <text:p text:style-name="P14">Now if next number is &gt; top then print the top and push that number.</text:p>
        </text:list-item>
        <text:list-item>
          <text:p text:style-name="P14">If the top is greater then push from the stack till you find the top is less than current number, there you print the top of the stack and push the current number. If while popping from the stack, it become empty then print 0 and push the current number.</text:p>
          <text:p text:style-name="P14">TC : O(n)<text:tab/>SC : O(n) // max case where all gets pushed into stack</text:p>
        </text:list-item>
      </text:list>
      <text:p text:style-name="P8"/>
      <text:p text:style-name="P8">Remove duplicate entries from array</text:p>
      <text:p text:style-name="Text_20_body">How to remove duplicate data from an array efficiently? Provide more solutions in the form with additional memory with O(n), O(n2) and O(nlogn).</text:p>
      <text:p text:style-name="P9">Ans:</text:p>
      <text:p text:style-name="P12">O(n) without using extra space: This can be done only in special case where size of the array is N and the array contains numbers only between 1 to N.</text:p>
      <text:p text:style-name="Text_20_body">O(n) with extra space: will be possible if the range of the numbers is relatively small using the concept of linear sort.</text:p>
      <text:p text:style-name="Text_20_body">O(n 2 ) time approach without using extra space would be to pick one element of the array and search for it in the remaining array.</text:p>
      <text:p text:style-name="Text_20_body">O(nlogn) approach with extra space would be to do mergesort on the elements and discard same entries.</text:p>
      <text:p text:style-name="P7"/>
      <text:p text:style-name="P7">Given an array of size n+1 which contains all the numbers from 1 to n. Find the number which is repeated in O(n) time. How do you proceed with the same with floating numbers from 0 to 1 instead of 1 to n?</text:p>
      <text:p text:style-name="P6"><text:soft-page-break/>The repeated number can be found out by summing up all the numbers and subtracting n(n+1)/2 from the sum. The number left is the missing number. In case of floating numbers the same approach but before summing the numbers can be multiplied by 10.</text:p>
      <text:p text:style-name="P7">Given two arrays consisting of 0s and 1s. Find the max interval where i,j are indexes, between which the sum is equal in both the array.</text:p>
      <text:p text:style-name="P6">e.g. 1100100101 and 0011011011.. Here answer is 8 because subarray from 0 to 7 for both the arrays have equal sum(4).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meta:initial-creator>
    <meta:creation-date>2012-11-19T17:41:50</meta:creation-date>
    <dc:date>2013-07-20T07:53:37</dc:date>
    <dc:creator>tejas </dc:creator>
    <meta:editing-duration>PT10H42M45S</meta:editing-duration>
    <meta:editing-cycles>90</meta:editing-cycles>
    <meta:generator>LibreOffice/3.5$Linux_x86 LibreOffice_project/350m1$Build-202</meta:generator>
    <meta:document-statistic meta:table-count="0" meta:image-count="0" meta:object-count="0" meta:page-count="8" meta:paragraph-count="155" meta:word-count="2648" meta:character-count="13809" meta:non-whitespace-character-count="11634"/>
  </office:meta>
</office:document-meta>
</file>